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8ce" officeooo:paragraph-rsid="0001a8ce" style:font-weight-asian="bold" style:font-weight-complex="bold"/>
    </style:style>
    <style:style style:name="P2" style:family="paragraph" style:parent-style-name="Standard">
      <style:text-properties fo:font-weight="bold" officeooo:rsid="00036556" officeooo:paragraph-rsid="00036556" style:font-weight-asian="bold" style:font-weight-complex="bold"/>
    </style:style>
    <style:style style:name="P3" style:family="paragraph" style:parent-style-name="Standard">
      <style:text-properties fo:font-weight="bold" officeooo:rsid="0003811a" officeooo:paragraph-rsid="0003811a" style:font-weight-asian="bold" style:font-weight-complex="bold"/>
    </style:style>
    <style:style style:name="P4" style:family="paragraph" style:parent-style-name="Standard">
      <style:text-properties fo:font-weight="bold" officeooo:rsid="00039de9" officeooo:paragraph-rsid="00039de9" style:font-weight-asian="bold" style:font-weight-complex="bold"/>
    </style:style>
    <style:style style:name="P5" style:family="paragraph" style:parent-style-name="Standard">
      <style:text-properties fo:font-weight="bold" officeooo:rsid="0004fdda" officeooo:paragraph-rsid="0004fdda" style:font-weight-asian="bold" style:font-weight-complex="bold"/>
    </style:style>
    <style:style style:name="P6" style:family="paragraph" style:parent-style-name="Standard">
      <style:text-properties fo:font-weight="bold" officeooo:rsid="00054ae6" officeooo:paragraph-rsid="00054ae6" style:font-weight-asian="bold" style:font-weight-complex="bold"/>
    </style:style>
    <style:style style:name="P7" style:family="paragraph" style:parent-style-name="Standard">
      <style:text-properties fo:font-weight="bold" officeooo:rsid="00057b6a" officeooo:paragraph-rsid="00057b6a" style:font-weight-asian="bold" style:font-weight-complex="bold"/>
    </style:style>
    <style:style style:name="P8" style:family="paragraph" style:parent-style-name="Standard">
      <style:text-properties fo:font-weight="bold" officeooo:rsid="00066277" officeooo:paragraph-rsid="00066277" style:font-weight-asian="bold" style:font-weight-complex="bold"/>
    </style:style>
    <style:style style:name="P9" style:family="paragraph" style:parent-style-name="Standard">
      <style:text-properties fo:font-weight="bold" officeooo:rsid="000798af" officeooo:paragraph-rsid="000798af" style:font-weight-asian="bold" style:font-weight-complex="bold"/>
    </style:style>
    <style:style style:name="P10" style:family="paragraph" style:parent-style-name="Standard">
      <style:text-properties fo:font-weight="normal" officeooo:rsid="00036556" officeooo:paragraph-rsid="00036556" style:font-weight-asian="normal" style:font-weight-complex="normal"/>
    </style:style>
    <style:style style:name="P11" style:family="paragraph" style:parent-style-name="Standard">
      <style:text-properties fo:font-weight="normal" officeooo:rsid="00039de9" officeooo:paragraph-rsid="00039de9" style:font-weight-asian="normal" style:font-weight-complex="normal"/>
    </style:style>
    <style:style style:name="P12" style:family="paragraph" style:parent-style-name="Standard">
      <style:text-properties fo:font-weight="normal" officeooo:rsid="00054ae6" officeooo:paragraph-rsid="00054ae6" style:font-weight-asian="normal" style:font-weight-complex="normal"/>
    </style:style>
    <style:style style:name="P13" style:family="paragraph" style:parent-style-name="Standard">
      <style:text-properties fo:font-weight="normal" officeooo:rsid="00057b6a" officeooo:paragraph-rsid="00057b6a" style:font-weight-asian="normal" style:font-weight-complex="normal"/>
    </style:style>
    <style:style style:name="P14" style:family="paragraph" style:parent-style-name="Standard">
      <style:text-properties fo:font-weight="normal" officeooo:rsid="000798af" officeooo:paragraph-rsid="000798af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bold" officeooo:rsid="0004fdda" officeooo:paragraph-rsid="0004fdda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057b6a" officeooo:paragraph-rsid="00057b6a" style:font-weight-asian="bold" style:font-weight-complex="bold"/>
    </style:style>
    <style:style style:name="T1" style:family="text">
      <style:text-properties officeooo:rsid="0001a8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6556" style:font-weight-asian="normal" style:font-weight-complex="normal"/>
    </style:style>
    <style:style style:name="T4" style:family="text">
      <style:text-properties fo:font-weight="normal" officeooo:rsid="00048169" style:font-weight-asian="normal" style:font-weight-complex="normal"/>
    </style:style>
    <style:style style:name="T5" style:family="text">
      <style:text-properties fo:font-weight="normal" officeooo:rsid="0007706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a8ce" style:font-weight-asian="bold" style:font-weight-complex="bold"/>
    </style:style>
    <style:style style:name="T8" style:family="text">
      <style:text-properties fo:font-weight="bold" officeooo:rsid="00036556" style:font-weight-asian="bold" style:font-weight-complex="bold"/>
    </style:style>
    <style:style style:name="T9" style:family="text">
      <style:text-properties fo:font-weight="bold" officeooo:rsid="00057b6a" style:font-weight-asian="bold" style:font-weight-complex="bold"/>
    </style:style>
    <style:style style:name="T10" style:family="text">
      <style:text-properties officeooo:rsid="00057b6a"/>
    </style:style>
    <style:style style:name="T1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e – <text:span text:style-name="T2">to carefully study something and assess its qualities.</text:span></text:p>
      <text:p text:style-name="P1">Software - <text:span text:style-name="T2"><text:s/>the programs that perform particular functions on a computer</text:span></text:p>
      <text:p text:style-name="P1">Investigate - <text:span text:style-name="T2"><text:s/>to get more information about something</text:span></text:p>
      <text:p text:style-name="P1">Write – <text:span text:style-name="T2">to form letters and words into sentences or instructions</text:span></text:p>
      <text:p text:style-name="P1">Design - <text:span text:style-name="T2"><text:s/>to plan the way that something will be created</text:span></text:p>
      <text:p text:style-name="P1">Develop<text:span text:style-name="T2"> – to bring something from initial conception to action or implementation</text:span></text:p>
      <text:p text:style-name="P1">Install - <text:span text:style-name="T2"><text:s/>to put something into the place where it will functions</text:span></text:p>
      <text:p text:style-name="P1">Test - <text:span text:style-name="T2"><text:s/>to operate something to see whether it works</text:span></text:p>
      <text:p text:style-name="P1"><text:span text:style-name="T2"/></text:p>
      <text:p text:style-name="P1">BIOS – <text:span text:style-name="T2">a set of instructions in firmware</text:span></text:p>
      <text:p text:style-name="Standard"><text:span text:style-name="T7">Control - </text:span><text:s/><text:span text:style-name="T1">to have power over the way something functions</text:span></text:p>
      <text:p text:style-name="P1">Operate – <text:span text:style-name="T2">to function in a specific manner according to instructions or software</text:span></text:p>
      <text:p text:style-name="P1"><text:s/>Operating System – <text:span text:style-name="T2">programs that manage a computer’s hardware and applications</text:span></text:p>
      <text:p text:style-name="P1">Manually - <text:span text:style-name="T2"><text:s/>done directly by a person, without automatic functions</text:span></text:p>
      <text:p text:style-name="P1">Windowing System – <text:span text:style-name="T2">a user interface that organizes information into visual boxes</text:span></text:p>
      <text:p text:style-name="P1"><text:span text:style-name="T2"/></text:p>
      <text:p text:style-name="P2"><text:span text:style-name="T2">The purpose of the software is to not allow == </text:span>Deny</text:p>
      <text:p text:style-name="P10">The system allows == <text:span text:style-name="T6">Permits</text:span></text:p>
      <text:p text:style-name="P10">The engineer installed a program that protects a computer from various threats == <text:span text:style-name="T6">Security Software</text:span></text:p>
      <text:p text:style-name="P10"/>
      <text:p text:style-name="Standard"><text:span text:style-name="T3">Security Threats – </text:span><text:span text:style-name="T8">Malware, Virus, Spyware</text:span></text:p>
      <text:p text:style-name="P10">Security Programs - <text:span text:style-name="T6"><text:s/>Firewall, Antivirus Software</text:span></text:p>
      <text:p text:style-name="P10">Protective Actions – <text:span text:style-name="T6">Removal, Quarantine</text:span></text:p>
      <text:p text:style-name="P10"><text:span text:style-name="T6"/></text:p>
      <text:p text:style-name="P3">Source code editor –<text:span text:style-name="T2"> software used to enter lines of coded text</text:span></text:p>
      <text:p text:style-name="P3">Program – <text:span text:style-name="T2">a series of operations that control the functions of a computer</text:span></text:p>
      <text:p text:style-name="P3">Programming language –<text:span text:style-name="T2"> codes used to write commands to a computer </text:span></text:p>
      <text:p text:style-name="P3">Programming software – <text:span text:style-name="T2">any software that supports the development of new applications</text:span></text:p>
      <text:p text:style-name="P3">Interpreter - <text:s/><text:span text:style-name="T2">An application that decodes instructions written in other languages</text:span></text:p>
      <text:p text:style-name="P3">Compiler – <text:span text:style-name="T2">something that reads and executes other programs</text:span></text:p>
      <text:p text:style-name="P3"><text:span text:style-name="T2"/></text:p>
      <text:p text:style-name="P3"><text:span text:style-name="T2">An </text:span>IDE <text:span text:style-name="T2">usually provides programmers with various tools for writing programs</text:span></text:p>
      <text:p text:style-name="P4"><text:span text:style-name="T2">A </text:span>Text Editor <text:span text:style-name="T2">is a basic program for entering commands and code into a computer</text:span></text:p>
      <text:p text:style-name="P11">A <text:span text:style-name="T6">Linker </text:span>provides links to additional information needed for programs to run</text:p>
      <text:p text:style-name="P11">A <text:span text:style-name="T6">Debugger</text:span> finds and corrects errors in code</text:p>
      <text:p text:style-name="P11"/>
      <text:p text:style-name="P4">Application software <text:span text:style-name="T2">can mean many different types of software</text:span></text:p>
      <text:p text:style-name="P11">Books and brochures are designed with <text:span text:style-name="T6">Desktop publishing </text:span>software</text:p>
      <text:p text:style-name="P11">Text documents are produced with <text:span text:style-name="T6">Word processing </text:span>software</text:p>
      <text:p text:style-name="P4">Video editing <text:span text:style-name="T2">software lets users create movies on their computers</text:span></text:p>
      <text:p text:style-name="P4"><text:span text:style-name="T2"/></text:p>
      <text:p text:style-name="P4">Accounting <text:span text:style-name="T2">software records and manages transactions</text:span></text:p>
      <text:p text:style-name="P4">An Office suite <text:span text:style-name="T2">usually includes a word processor</text:span></text:p>
      <text:p text:style-name="P4"><text:span text:style-name="T2">Many large corporations use </text:span>Enterprise Software <text:span text:style-name="T2">to maintain consistency in all their systems</text:span></text:p>
      <text:p text:style-name="P4">Image editing <text:span text:style-name="T2">software can be used to retouch photographs</text:span></text:p>
      <text:p text:style-name="P4"><text:span text:style-name="T2">Users often check their email using </text:span><text:span text:style-name="T4">a Web</text:span> browser</text:p>
      <text:p text:style-name="P11">Large sets of data can be organized into a <text:span text:style-name="T6">Spread sheet</text:span></text:p>
      <text:p text:style-name="P11"><text:span text:style-name="T6"/></text:p>
      <text:p text:style-name="P15">Payroll - <text:span text:style-name="T2"><text:s/>A company’s list of employees and how much they are paid</text:span></text:p>
      <text:p text:style-name="P5">Simulation – <text:span text:style-name="T2">A realistic representation of something</text:span></text:p>
      <text:p text:style-name="P5">Cost analysis – <text:span text:style-name="T2">A report that explains expenses</text:span></text:p>
      <text:p text:style-name="P5">Bio-informatics – <text:span text:style-name="T2">The application of computer software to the field of biology</text:span></text:p>
      <text:p text:style-name="P5">Multimedia player – <text:span text:style-name="T2">A device that can play audio, video and other files</text:span></text:p>
      <text:p text:style-name="P5">Digital assistant –<text:span text:style-name="T2"> A small, handheld computer that typically works as a mobile phone</text:span></text:p>
      <text:p text:style-name="P5">Data management – <text:span text:style-name="T2">The ability to track and evaluate information</text:span></text:p>
      <text:p text:style-name="P5">Satellite navigation – <text:span text:style-name="T2">The process of determining a location based on electronic information</text:span></text:p>
      <text:p text:style-name="P5"><text:span text:style-name="T2"/></text:p>
      <text:p text:style-name="P6"><text:span text:style-name="T2">Many software apps aid in the process of </text:span>route planning</text:p>
      <text:p text:style-name="P12">New phones download <text:span text:style-name="T6">mobile apps </text:span>really quickly</text:p>
      <text:p text:style-name="P12"/>
      <text:p text:style-name="P6">Icon – <text:span text:style-name="T2">A symbol that indicates a file or program</text:span></text:p>
      <text:p text:style-name="P6">GUI – <text:span text:style-name="T2">A visual way of interacting with a computer screen</text:span></text:p>
      <text:p text:style-name="P6">Open – <text:span text:style-name="T2">To reveal the contents of something in order to use or edit them</text:span></text:p>
      <text:p text:style-name="P6">Select – <text:span text:style-name="T2">To mark something for a particular operation</text:span></text:p>
      <text:p text:style-name="P6">Cursor –<text:span text:style-name="T2"> A feature on a computer screen that indicates where input will appear</text:span></text:p>
      <text:p text:style-name="P6">Right-click – <text:span text:style-name="T2">To bring up options using a particular mouse button</text:span></text:p>
      <text:p text:style-name="P6">Drop-down menu – <text:span text:style-name="T2">A list of options that appears when an items is clicked</text:span></text:p>
      <text:p text:style-name="P12"/>
      <text:p text:style-name="P12">Some people display pictures on their <text:span text:style-name="T6">Desktops</text:span></text:p>
      <text:p text:style-name="P12">The <text:span text:style-name="T6">Folder </text:span>contains the <text:span text:style-name="T10">engineer's</text:span> important documents</text:p>
      <text:p text:style-name="P12">Clicking on a menu option will often <text:span text:style-name="T6">Run </text:span>a program</text:p>
      <text:p text:style-name="P12"/>
      <text:p text:style-name="P12">Eight <text:span text:style-name="T6">Over </text:span>four equals two</text:p>
      <text:p text:style-name="P12">Seven <text:span text:style-name="T6">Times </text:span>two is fourteen</text:p>
      <text:p text:style-name="P6">Add <text:span text:style-name="T2">two amount of a substance to get a larger amount</text:span></text:p>
      <text:p text:style-name="P6"><text:span text:style-name="T2">When you </text:span><text:span text:style-name="T10">Subtract</text:span> <text:span text:style-name="T2">one number from another, you get the difference between them</text:span></text:p>
      <text:p text:style-name="P6"><text:span text:style-name="T2"/></text:p>
      <text:p text:style-name="P6"><text:span text:style-name="T2">Combining amounts - </text:span><text:s/>Multiplied by, Plus</text:p>
      <text:p text:style-name="P12">Splitting amounts – <text:span text:style-name="T6">Less, </text:span><text:span text:style-name="T9">D</text:span><text:span text:style-name="T6">ivided by, Minus</text:span></text:p>
      <text:p text:style-name="P13">Expressing results - <text:span text:style-name="T6"><text:s/>Equal</text:span></text:p>
      <text:p text:style-name="P13"><text:span text:style-name="T6"/></text:p>
      <text:p text:style-name="P7">---IMPORTANTE---</text:p>
      <text:p text:style-name="P7">Conceptual view – <text:span text:style-name="T2">A view that shows major design elements and interactions between elements</text:span></text:p>
      <text:p text:style-name="P7">Implementation view – <text:span text:style-name="T2">A view that shows modules of packages and layers</text:span></text:p>
      <text:p text:style-name="P7">Process view – <text:span text:style-name="T2">A view that shows the interaction of tasks and processes of a system</text:span></text:p>
      <text:p text:style-name="P7">Deployment view – <text:span text:style-name="T2">A view that shows the way tasks are assigned to physical nodes</text:span></text:p>
      <text:p text:style-name="P7"><text:span text:style-name="T2"/></text:p>
      <text:p text:style-name="P7">Software architecture <text:span text:style-name="T2">divides the components of software according their functions</text:span></text:p>
      <text:p text:style-name="P7"><text:span text:style-name="T2">An </text:span>Idiom <text:span text:style-name="T2">is a commonly used fragment of code</text:span></text:p>
      <text:p text:style-name="P7"><text:span text:style-name="T2">Similar software functions may be bundled into a </text:span>Module</text:p>
      <text:p text:style-name="P13">Families of systems are connected with an <text:span text:style-name="T6">Application framework</text:span></text:p>
      <text:p text:style-name="P13">A<text:span text:style-name="T6"> Programming plan </text:span>is used for common functions or actions</text:p>
      <text:p text:style-name="P13">A <text:span text:style-name="T6">Design pattern </text:span>can be used to fix common problems</text:p>
      <text:p text:style-name="P13"/>
      <text:p text:style-name="P16">---IMPORTANTE---</text:p>
      <text:p text:style-name="P8">Abstract data type – <text:span text:style-name="T5">A style that is designed to match the structure of the original data</text:span></text:p>
      <text:p text:style-name="P8">Implicit invocation – <text:span text:style-name="T5">A style in which computations occur because of internal events in the system </text:span></text:p>
      <text:p text:style-name="P8">Layered – <text:span text:style-name="T5">Organized by ascending functionality</text:span></text:p>
      <text:p text:style-name="P8">Main program with subroutines – <text:span text:style-name="T5">A hierarchical system in which top-level module invokes other modules in a given order</text:span></text:p>
      <text:p text:style-name="P8">Pipes and filters – <text:span text:style-name="T5">A style that relies on input streams and system operations to process ordered data</text:span></text:p>
      <text:p text:style-name="P8">Repository - <text:span text:style-name="T2"><text:s/></text:span><text:span text:style-name="T5">a style that is designed for systems which manage body of data with an inherent structure</text:span></text:p>
      <text:p text:style-name="P8"><text:span text:style-name="T5"/></text:p>
      <text:p text:style-name="P9"><text:span text:style-name="T5">A </text:span><text:span text:style-name="T2">component that dictates the execution of other components == </text:span><text:s/>Control structure</text:p>
      <text:p text:style-name="P14">A computation element or data store == <text:span text:style-name="T6"><text:s/>Component</text:span></text:p>
      <text:p text:style-name="P14">A description of the characterization of a system == <text:span text:style-name="T6">System model</text:span></text:p>
      <text:p text:style-name="P14">An element that determines how components interact <text:span text:style-name="T6"><text:s/>== Connector</text:span></text:p>
      <text:p text:style-name="P14">Any style of system architecture == <text:span text:style-name="T12">DSSA</text:span></text:p>
      <text:p text:style-name="P14"><text:span text:style-name="T12"/></text:p>
      <text:p text:style-name="P13"/>
      <text:p text:style-name="P13"/>
      <text:p text:style-name="P13"/>
      <text:p text:style-name="P7"/>
      <text:p text:style-name="P5"/>
      <text:p text:style-name="P4"><text:span text:style-name="T2"/></text:p>
      <text:p text:style-name="P4"><text:span text:style-name="T2"/></text:p>
      <text:p text:style-name="P4"><text:span text:style-name="T2"/></text:p>
      <text:p text:style-name="P11"/>
      <text:p text:style-name="P11"/>
      <text:p text:style-name="P3"><text:span text:style-name="T2"/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11-30T13:32:10.381000000</dc:date>
    <meta:editing-duration>PT1H54M7S</meta:editing-duration>
    <meta:editing-cycles>11</meta:editing-cycles>
    <meta:document-statistic meta:table-count="0" meta:image-count="0" meta:object-count="0" meta:page-count="3" meta:paragraph-count="90" meta:word-count="890" meta:character-count="5633" meta:non-whitespace-character-count="4778"/>
  </office:meta>
</office:document-meta>
</file>